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02mm"/>
    </style:style>
    <style:style style:name="co2" style:family="table-column">
      <style:table-column-properties fo:break-before="auto" style:column-width="99.96mm"/>
    </style:style>
    <style:style style:name="co3" style:family="table-column">
      <style:table-column-properties fo:break-before="auto" style:column-width="100.91mm"/>
    </style:style>
    <style:style style:name="co4" style:family="table-column">
      <style:table-column-properties fo:break-before="auto" style:column-width="94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13.19mm" fo:break-before="auto" style:use-optimal-row-height="true"/>
    </style:style>
    <style:style style:name="ro4" style:family="table-row">
      <style:table-row-properties style:row-height="21.71mm" fo:break-before="auto" style:use-optimal-row-height="true"/>
    </style:style>
    <style:style style:name="ro5" style:family="table-row">
      <style:table-row-properties style:row-height="17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color="#ffffff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ffff"/>
    </style:style>
  </office:automatic-styles>
  <office:body>
    <office:spreadsheet>
      <table:calculation-settings table:automatic-find-labels="false"/>
      <table:table table:name="stories buc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QL Scripts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I want to be able to write my templates so values that </text:p>
            <text:p>Are in the DB can be computed from the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reate table example</text:p>
            <text:p>So I can use as reference to add my new table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QL_GEN_UI</text:p>
          </table:table-cell>
          <table:table-cell table:style-name="ce4" table:number-columns-repeated="6"/>
        </table:table-row>
        <table:table-row table:style-name="ro2">
          <table:table-cell table:style-name="ce2" office:value-type="string" calcext:value-type="string">
            <text:p>I want to be able see all the available sql tasks</text:p>
            <text:p> So I can select the one I want to 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run multiple tasks and combine</text:p>
            <text:p> The output in the same fi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presented with a list options or being able to</text:p>
            <text:p>Search when entering relative I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QL Modules</text:p>
          </table:table-cell>
          <table:table-cell table:style-name="ce4" table:number-columns-repeated="6"/>
        </table:table-row>
        <table:table-row table:style-name="ro3">
          <table:table-cell table:style-name="ce2" office:value-type="string" calcext:value-type="string">
            <text:p>I want to be able to create a new SQL scripts from the module </text:p>
            <text:p>Name and the SQL action name (release name should be </text:p>
            <text:p>Computed from project properties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iven there is already a sql module</text:p>
            <text:p>When I create a script in that module from a module a name </text:p>
            <text:p>and  SQL action name</text:p>
            <text:p>Then I should see a full folder structure created containing </text:p>
            <text:p>The release name in the path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sql to run without entering update.sequ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When I commit </text:p>
            <text:p>Then the revision numbe to align with the rev no </text:p>
            <text:p>And my CCversion table to update so I dont run my sql twice.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Given my update.sequence is not sync with the rev number</text:p>
            <text:p>And new sql was comitted</text:p>
            <text:p>When I commit </text:p>
            <text:p>The the system notifies me so I can upgrade my db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 office:value-type="string" calcext:value-type="string">
            <text:p>I want my revision number to keep in sync when <text:s/>comitt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Xml Gen</text:p>
          </table:table-cell>
          <table:table-cell table:style-name="ce3" table:number-columns-repeated="6"/>
        </table:table-row>
        <table:table-row table:style-name="ro2">
          <table:table-cell table:style-name="ce2" office:value-type="string" calcext:value-type="string">
            <text:p>I want to be able to rewire an OTB verb to a wrapper</text:p>
            <text:p> of it within my projec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iven an OTB verb</text:p>
            <text:p>When I run rewire verb</text:p>
            <text:p>Then the system creates a process with same name which wraps OT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extend an entity by  entering</text:p>
            <text:p>The minimum param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set the extend field wtihin an EI</text:p>
            <text:p>So I can use to extend other EI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create an object </text:p>
            <text:p>So I can generate this type of object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I want to be able to extend the implements field within an Object</text:p>
            <text:p>So I using to implement interface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 want to be able to set the superInterface so I can use it 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pository </text:p>
          </table:table-cell>
          <table:table-cell table:style-name="ce3"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I want to be able to create a copy of an OTB process</text:p>
            <text:p>With the projected project p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echnical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Refactor project so it is keep grow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nextInteraction" table:style-name="ta1"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I want to be able to enter a process descripto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I want to be able to rewire verb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I want to be able to extend and entity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SUM([.C1:.C7])" office:value-type="float" office:value="9" calcext:value-type="float">
            <text:p>9</text:p>
          </table:table-cell>
        </table:table-row>
      </table:table>
      <table:table table:name="Sheet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3:04:30.637218701</meta:creation-date>
    <dc:date>2018-06-24T15:03:54.019658545</dc:date>
    <meta:editing-duration>PT1H43M57S</meta:editing-duration>
    <meta:editing-cycles>13</meta:editing-cycles>
    <meta:generator>LibreOffice/5.1.6.2$Linux_X86_64 LibreOffice_project/10m0$Build-2</meta:generator>
    <meta:document-statistic meta:table-count="3" meta:cell-count="54" meta:object-count="0"/>
  </office:meta>
</office:document-meta>
</file>